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bf180" officeooo:paragraph-rsid="001bf180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ca3ca" officeooo:paragraph-rsid="001ca3ca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05a23" officeooo:paragraph-rsid="00205a23" style:font-name-asian="OLIVEOIL" style:font-size-asian="12pt" style:font-weight-asian="bold" style:font-name-complex="OLIVEOI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ae31" officeooo:paragraph-rsid="000aae31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491b6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186f4" officeooo:paragraph-rsid="001186f4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7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19be0" officeooo:paragraph-rsid="00219be0" style:font-name-asian="OLIVEOIL" style:font-size-asian="12pt" style:font-weight-asian="bold" style:font-name-complex="OLIVEOIL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2a9b4" officeooo:paragraph-rsid="0022a9b4" style:font-name-asian="OLIVEOIL" style:font-size-asian="12pt" style:font-weight-asian="bold" style:font-name-complex="OLIVEOIL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ca3ca" officeooo:paragraph-rsid="001ca3ca" style:font-name-asian="OLIVEOIL" style:font-size-asian="12pt" style:font-weight-asian="bold" style:font-name-complex="OLIVEOIL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3c5a6" officeooo:paragraph-rsid="0023c5a6" style:font-name-asian="OLIVEOIL" style:font-size-asian="12pt" style:font-weight-asian="bold" style:font-name-complex="OLIVEOIL" style:font-size-complex="12pt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4" style:family="text">
      <style:text-properties fo:color="#000000" style:font-name="OzHandicraft BT" fo:font-size="16pt" officeooo:rsid="000aae31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7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8" style:family="text">
      <style:text-properties officeooo:rsid="000aae31"/>
    </style:style>
    <style:style style:name="T9" style:family="text">
      <style:text-properties officeooo:rsid="000c1006"/>
    </style:style>
    <style:style style:name="T10" style:family="text">
      <style:text-properties officeooo:rsid="000c2766"/>
    </style:style>
    <style:style style:name="T11" style:family="text">
      <style:text-properties officeooo:rsid="000d2ebb"/>
    </style:style>
    <style:style style:name="T12" style:family="text">
      <style:text-properties officeooo:rsid="000dd525"/>
    </style:style>
    <style:style style:name="T13" style:family="text">
      <style:text-properties officeooo:rsid="000f4107"/>
    </style:style>
    <style:style style:name="T14" style:family="text">
      <style:text-properties officeooo:rsid="000feb3b"/>
    </style:style>
    <style:style style:name="T15" style:family="text">
      <style:text-properties officeooo:rsid="00114644"/>
    </style:style>
    <style:style style:name="T16" style:family="text">
      <style:text-properties officeooo:rsid="001186f4"/>
    </style:style>
    <style:style style:name="T17" style:family="text">
      <style:text-properties officeooo:rsid="00134101"/>
    </style:style>
    <style:style style:name="T18" style:family="text">
      <style:text-properties officeooo:rsid="001491b6"/>
    </style:style>
    <style:style style:name="T19" style:family="text">
      <style:text-properties officeooo:rsid="00170ca8"/>
    </style:style>
    <style:style style:name="T20" style:family="text">
      <style:text-properties officeooo:rsid="001ca3ca"/>
    </style:style>
    <style:style style:name="T21" style:family="text">
      <style:text-properties officeooo:rsid="001e7d72"/>
    </style:style>
    <style:style style:name="T22" style:family="text">
      <style:text-properties officeooo:rsid="00229beb"/>
    </style:style>
    <style:style style:name="T23" style:family="text">
      <style:text-properties officeooo:rsid="00250732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3"/>
      <text:p text:style-name="P3"/>
      <text:p text:style-name="P3"/>
      <text:p text:style-name="P3"/>
      <text:p text:style-name="P14"/>
      <text:p text:style-name="P3"/>
      <text:p text:style-name="P3"/>
      <text:p text:style-name="P8"/>
      <text:p text:style-name="P9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5"/><text:span text:style-name="T8">Whisky Wash</text:span> <text:s text:c="62"/></text:p>
      <text:p text:style-name="P1"><text:span text:style-name="T3">Brew Date: <text:s text:c="3"/></text:span><text:span text:style-name="T4">Jan 18'16</text:span><text:span text:style-name="T3"> <text:s text:c="65"/>Batch Size:</text:span><text:span text:style-name="T7"> 10 gal</text:span><text:span text:style-name="T3"><text:tab/><text:tab/><text:tab/></text:span></text:p>
      <text:p text:style-name="P1"><text:span text:style-name="T3">Target OG/◦P: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2" svg:x1="1.543cm" svg:y1="0.624cm" svg:x2="1.622cm" svg:y2="6.577cm"><text:p/></draw:line><draw:line text:anchor-type="paragraph" draw:z-index="5" draw:style-name="gr2" draw:text-style-name="P22" svg:x1="3.29cm" svg:y1="0.462cm" svg:x2="3.369cm" svg:y2="6.415cm"><text:p/></draw:line><text:span text:style-name="T5">Amnt lb/kg <text:s/>Ingredient <text:s text:c="12"/></text:span><text:span text:style-name="T3"><text:s text:c="2"/></text:span></text:p>
      <text:p text:style-name="P10">25 <text:s text:c="6"/># <text:s text:c="8"/>Distiller's malt</text:p>
      <text:p text:style-name="P10">5 <text:s text:c="8"/># <text:s text:c="6"/>peated malt</text:p>
      <text:p text:style-name="P9"/>
      <text:p text:style-name="P9"><draw:custom-shape text:anchor-type="paragraph" draw:z-index="2" draw:style-name="gr1" draw:text-style-name="P22" svg:width="0.583cm" svg:height="0.53cm" svg:x="16.254cm" svg:y="0.05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P9"><text:s/>1 <text:s text:c="15"/>Tsp NaCl (mash)</text:p>
      <text:p text:style-name="P9">1 <text:s text:c="16"/>tsp <text:s/>NaCl(sparge)<text:tab/><text:tab/><text:tab/></text:p>
      <text:p text:style-name="P9">5 <text:s text:c="16"/>Tsp Sprchrg</text:p>
      <text:p text:style-name="P15"><draw:line text:anchor-type="paragraph" draw:z-index="4" draw:style-name="gr2" draw:text-style-name="P22" svg:x1="1.623cm" svg:y1="0.626cm" svg:x2="1.702cm" svg:y2="0.6cm"><text:p/></draw:line> <text:s text:c="4"/>Irish Moss</text:p>
      <text:p text:style-name="P16"><text:s text:c="13"/></text:p>
      <text:p text:style-name="P9"/>
      <text:p text:style-name="P9"/>
      <text:p text:style-name="P9"/>
      <text:p text:style-name="P2"><draw:line text:anchor-type="paragraph" draw:z-index="6" draw:style-name="gr2" draw:text-style-name="P22" svg:x1="7.497cm" svg:y1="0.564cm" svg:x2="7.576cm" svg:y2="4.004cm"><text:p/></draw:line><text:span text:style-name="T3"> <text:s text:c="696"/></text:span><text:span text:style-name="T6">Stage <text:s text:c="13"/>Date <text:s text:c="17"/></text:span></text:p>
      <text:p text:style-name="P11">Primary:</text:p>
      <text:p text:style-name="P11">Racked:<text:tab/><text:tab/><text:tab/><text:tab/><text:tab/><text:tab/></text:p>
      <text:p text:style-name="P11">Racked:</text:p>
      <text:p text:style-name="P11"/>
      <text:p text:style-name="P11"/>
      <text:p text:style-name="P11"/>
      <text:p text:style-name="P11"/>
      <text:p text:style-name="P11"/>
      <text:p text:style-name="P11">Start Time:<text:span text:style-name="T9">5:45</text:span></text:p>
      <text:p text:style-name="P11">Fill mash tun:<text:tab/><text:span text:style-name="T9">Sun</text:span></text:p>
      <text:p text:style-name="P11">Fill sparge kettle:<text:tab/><text:span text:style-name="T9">Sun</text:span><text:tab/><text:tab/><text:tab/><text:tab/></text:p>
      <text:p text:style-name="P11">Fire burners: <text:span text:style-name="T9">5:45</text:span>am</text:p>
      <text:p text:style-name="P11">Heat Mash Tun : Target Temp: 1<text:span text:style-name="T9">50</text:span> <text:s text:c="4"/></text:p>
      <text:p text:style-name="P11">Heat Sparge Kettle: Target Temp: 1<text:span text:style-name="T9">55</text:span></text:p>
      <text:p text:style-name="P11">Target Temp (Mash): 154</text:p>
      <text:p text:style-name="P11">Grind grain: <text:s text:c="3"/><text:span text:style-name="T10">7:00am</text:span></text:p>
      <text:p text:style-name="P11">sparge temp:<text:span text:style-name="T10">155</text:span></text:p>
      <text:p text:style-name="P11"><text:soft-page-break/>Strike Temp: <text:span text:style-name="T10">150</text:span></text:p>
      <text:p text:style-name="P11">pump temp: <text:s/><text:span text:style-name="T10">150</text:span></text:p>
      <text:p text:style-name="P11">Mash in: <text:span text:style-name="T10">150</text:span></text:p>
      <text:p text:style-name="P11">Temp: </text:p>
      <text:p text:style-name="P11">Raise/Lower Temp:</text:p>
      <text:p text:style-name="P11">Heat On : <text:s text:c="8"/>Heat Off: <text:s text:c="7"/></text:p>
      <text:p text:style-name="P11">Mash: Duration: <text:s text:c="2"/><text:span text:style-name="T10">90</text:span> <text:s text:c="4"/>minutes <text:s text:c="7"/></text:p>
      <text:p text:style-name="P11">Start: <text:s text:c="3"/><text:span text:style-name="T10">7:09</text:span> <text:s text:c="15"/>Finish:<text:span text:style-name="T10">8:39</text:span></text:p>
      <text:p text:style-name="P11"/>
      <text:p text:style-name="P11">Heat (to deactivate enzymes)<text:tab/><text:tab/></text:p>
      <text:p text:style-name="P11">Target Temp: 168 <text:s text:c="2"/>Start: <text:s text:c="6"/></text:p>
      <text:p text:style-name="P11">Finish: <text:s/><text:span text:style-name="T11">9:09am</text:span> </text:p>
      <text:p text:style-name="P11">Heat Sparge H20 (Target175◦) <text:s text:c="7"/></text:p>
      <text:p text:style-name="P11">Sparge: Start: <text:s/><text:span text:style-name="T11">9:10am</text:span></text:p>
      <text:p text:style-name="P11">Finish:<text:span text:style-name="T12">10:05am</text:span></text:p>
      <text:p text:style-name="P11">Wort collected: <text:s text:c="2"/><text:span text:style-name="T15">full kettle + 15 qts +discard</text:span></text:p>
      <text:p text:style-name="P11">Boil : Burner On: <text:s/></text:p>
      <text:p text:style-name="P11"><draw:frame draw:style-name="fr3" draw:name="Object2" text:anchor-type="paragraph" svg:x="4.951cm" svg:y="0.45cm" svg:width="16cm" svg:height="8.999cm" draw:z-index="7"><draw:object xlink:href="./Object 3" xlink:type="simple" xlink:show="embed" xlink:actuate="onLoad"/><draw:image xlink:href="./ObjectReplacements/Object 3" xlink:type="simple" xlink:show="embed" xlink:actuate="onLoad"/></draw:frame>Rolling Boil: <text:s text:c="3"/><text:span text:style-name="T13">10:21am</text:span></text:p>
      <text:p text:style-name="P11">Duration: 90<text:span text:style-name="T18">+</text:span>min <text:s/>Start: <text:s/><text:span text:style-name="T14">10:32am</text:span></text:p>
      <text:p text:style-name="P13">Whirlflock in: 11:<text:span text:style-name="T17">53</text:span></text:p>
      <text:p text:style-name="P11">Finish: <text:s text:c="2"/><text:span text:style-name="T16">12:08</text:span> <text:s text:c="3"/></text:p>
      <text:p text:style-name="P11">Burner Off: <text:span text:style-name="T16">12:08</text:span></text:p>
      <text:p text:style-name="P11">Rest 15 min <text:s text:c="7"/></text:p>
      <text:p text:style-name="P11">Pump and chill: <text:s text:c="4"/></text:p>
      <text:p text:style-name="P12">Start: <text:span text:style-name="T18">12:25</text:span></text:p>
      <text:p text:style-name="P12">Finish: <text:span text:style-name="T18">12:25</text:span> <text:s text:c="4"/></text:p>
      <text:p text:style-name="P11">OG : <text:s text:c="2"/><text:span text:style-name="T19">1.065</text:span></text:p>
      <text:p text:style-name="P11">Yeast: <text:s/><text:span text:style-name="T18">Distiller's whisky yeast fr stillspirits</text:span></text:p>
      <text:p text:style-name="P11"/>
      <text:p text:style-name="P4"/>
      <text:p text:style-name="P4"/>
      <text:p text:style-name="P4"/>
      <text:p text:style-name="P4">Notes: <text:span text:style-name="T12">could have 2-3 inches into boiler before beginning sparge</text:span></text:p>
      <text:p text:style-name="P4"/>
      <text:p text:style-name="P5">attempt to distill feb 23 failed due to leaks and f<text:span text:style-name="T12">oaming. </text:span>Tower leaked at flange bolts , solder joint above flange. 10 gallons almost fills boiler/ <text:span text:style-name="T20">took off fore-shots and discarded; distilled maybe 750ml cloudy stuff</text:span></text:p>
      <text:p text:style-name="P5">feb 24, after repairs, siphoned out 1/2 of beer inti 5 gal bucket , <text:span text:style-name="T20">poured in yesterdays distillate; </text:span>assembled still and try again . Start 9am</text:p>
      <text:p text:style-name="P6">9:30; begin distillation/ <text:span text:style-name="T21">finish 1L middles 3hrs 10 min /run to 6 hrs collect almost 300 ml tails. Did burn test on tails, all burnt</text:span></text:p>
      <text:p text:style-name="P21">500ml heads?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><draw:frame draw:style-name="fr4" draw:name="Object3" text:anchor-type="paragraph" svg:width="21.59cm" svg:height="10.94cm" draw:z-index="8"><draw:object xlink:href="./Object 4" xlink:type="simple" xlink:show="embed" xlink:actuate="onLoad"/><draw:image xlink:href="./ObjectReplacements/Object 4" xlink:type="simple" xlink:show="embed" xlink:actuate="onLoad"/></draw:frame>Feb 25-2nd half of wash- first half had all the goop from failed run inside top of boiler/ boiler now clean</text:p>
      <text:p text:style-name="P18">fire up bout 6:30am ran out of propane/re-start 7:30/ <text:span text:style-name="T22">reflux 7:55</text:span></text:p>
      <text:p text:style-name="P19">collect 425ml heads/ <text:span text:style-name="T23">250ml tails</text:span></text:p>
      <text:p text:style-name="P19"/>
      <text:p text:style-name="P19"/>
      <text:p text:style-name="P19"/>
      <text:p text:style-name="P19"><draw:frame draw:style-name="fr4" draw:name="Object4" text:anchor-type="paragraph" svg:width="16cm" svg:height="8.999cm" draw:z-index="9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2-25T14:20:23.238581325</dc:date>
    <meta:editing-duration>PT14H17M20S</meta:editing-duration>
    <meta:editing-cycles>19</meta:editing-cycles>
    <meta:print-date>2016-01-18T16:09:02.220194404</meta:print-date>
    <meta:document-statistic meta:table-count="0" meta:image-count="0" meta:object-count="5" meta:page-count="3" meta:paragraph-count="60" meta:word-count="301" meta:character-count="2861" meta:non-whitespace-character-count="14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8" chart:maximum="180" chart:interval-major="10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429cm" svg:y="0.315cm" chart:style-name="ch2">
          <text:p>Whiskey Wash Jan 18'16</text:p>
        </chart:title>
        <chart:legend chart:legend-position="end" svg:x="13.332cm" svg:y="3.702cm" style:legend-expansion="high" chart:style-name="ch3"/>
        <chart:plot-area chart:style-name="ch4" chart:data-source-has-labels="both" svg:x="1.33cm" svg:y="1.299cm" svg:width="11.683cm" svg:height="6.54cm">
          <chartooo:coordinate-region svg:x="3.05cm" svg:y="1.299cm" svg:width="9.913cm" svg:height="4.382cm"/>
          <chart:axis chart:dimension="x" chart:name="primary-x" chart:style-name="ch5" chartooo:axis-type="auto">
            <chartooo:date-scale/>
            <chart:title svg:x="6.809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00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89cm" svg:height="10.939cm" xlink:href="." xlink:type="simple" chart:class="chart:line" chart:style-name="ch1">
        <chart:title svg:x="7.906cm" svg:y="0.354cm" chart:style-name="ch2">
          <text:p>whisky wash reflux feb24/16</text:p>
        </chart:title>
        <chart:legend svg:x="16.935cm" svg:y="9.518cm" style:legend-expansion="custom" chartooo:width="2.259cm" chartooo:height="1.42cm" style:legend-expansion-aspect-ratio="1.59084507042254" chart:style-name="ch3"/>
        <chart:plot-area chart:style-name="ch4" chart:data-source-has-labels="both" svg:x="0.527cm" svg:y="2.147cm" svg:width="20.298cm" svg:height="8.032cm">
          <chartooo:coordinate-region svg:x="1.32cm" svg:y="2.147cm" svg:width="19.505cm" svg:height="6.987cm"/>
          <chart:axis chart:dimension="x" chart:name="primary-x" chart:style-name="ch5" chartooo:axis-type="auto">
            <chartooo:date-scale/>
            <chart:title svg:x="10.314cm" svg:y="10.379cm" chart:style-name="ch6">
              <text:p>time</text:p>
            </chart:title>
            <chart:categories table:cell-range-address="local-table.$A$2:.$A$40"/>
          </chart:axis>
          <chart:axis chart:dimension="y" chart:name="primary-y" chart:style-name="ch7">
            <chart:title svg:x="0cm" svg:y="7.093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40" chart:label-cell-address="local-table.$B$1" chart:class="chart:line">
            <chart:data-point chart:repeated="39"/>
          </chart:series>
          <chart:series chart:style-name="ch11" chart:values-cell-range-address="local-table.$C$2:.$C$40" chart:label-cell-address="local-table.$C$1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iler</text:p>
              </table:table-cell>
              <table:table-cell office:value-type="string">
                <text:p>heat sink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hr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hr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hr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">
                <text:p>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">
                <text:p>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hr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">
                <text:p>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hr</text:p>
              </table:table-cell>
              <table:table-cell office:value-type="float" office:value="86.5">
                <text:p>86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">
                <text:p>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hr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9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005cm" svg:y="0.315cm" chart:style-name="ch2">
          <text:p>whisky wash reflux Feb 25'16</text:p>
        </chart:title>
        <chart:legend chart:legend-position="end" svg:x="13.253cm" svg:y="3.951cm" style:legend-expansion="high" chart:style-name="ch3"/>
        <chart:plot-area chart:style-name="ch4" chart:data-source-has-labels="both" svg:x="1.33cm" svg:y="1.299cm" svg:width="11.604cm" svg:height="6.54cm">
          <chartooo:coordinate-region svg:x="1.958cm" svg:y="1.498cm" svg:width="10.976cm" svg:height="5.325cm"/>
          <chart:axis chart:dimension="x" chart:name="primary-x" chart:style-name="ch5" chartooo:axis-type="auto">
            <chartooo:date-scale/>
            <chart:title svg:x="6.77cm" svg:y="8.018cm" chart:style-name="ch6">
              <text:p>time</text:p>
            </chart:title>
            <chart:categories table:cell-range-address="local-table.$A$2:.$A$42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42" chart:label-cell-address="local-table.$B$1" chart:class="chart:line">
            <chart:data-point chart:repeated="41"/>
          </chart:series>
          <chart:series chart:style-name="ch11" chart:values-cell-range-address="local-table.$C$2:.$C$42" chart:label-cell-address="local-table.$C$1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ill</text:p>
              </table:table-cell>
              <table:table-cell office:value-type="string">
                <text:p>heat sink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78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 hr</text:p>
              </table:table-cell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hr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hr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hr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hr</text:p>
              </table:table-cell>
              <table:table-cell office:value-type="float" office:value="84">
                <text:p>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1">
                <text:p>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2">
                <text:p>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hr</text:p>
              </table:table-cell>
              <table:table-cell office:value-type="float" office:value="83">
                <text:p>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